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linkMacSystemFont" svg:font-family="BlinkMacSystemFont, apple-system, 'Segoe UI', Roboto, Helvetica, Arial, sans-serif"/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Verdana" svg:font-family="Verdana, sans-serif"/>
    <style:font-face style:name="YS Text" svg:font-family="'YS Text', Arial, Helvetica, 'Arial Unicode MS', sans-serif"/>
    <style:font-face style:name="var font-code" svg:font-family="'var font-cod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color="#000000"/>
    </style:style>
    <style:style style:name="P4" style:family="paragraph" style:parent-style-name="Standard">
      <style:paragraph-properties style:line-height-at-least="0.503cm"/>
      <style:text-properties fo:color="#000000" style:font-name="Times New Roman" fo:font-size="12pt" fo:font-weight="normal" fo:background-color="transparent" style:font-size-asian="12pt" style:font-size-complex="12pt"/>
    </style:style>
    <style:style style:name="P5" style:family="paragraph" style:parent-style-name="Standard">
      <style:paragraph-properties style:line-height-at-least="0.503cm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cm" fo:margin-bottom="0cm"/>
      <style:text-properties fo:color="#000000" style:font-name="Times New Roman" fo:font-size="12pt" fo:font-weight="normal" fo:background-color="transparent" style:font-size-asian="12pt" style:font-size-complex="12pt"/>
    </style:style>
    <style:style style:name="P7" style:family="paragraph" style:parent-style-name="Heading_20_3"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>
      <style:paragraph-properties fo:margin-top="0cm" fo:margin-bottom="0.102cm"/>
    </style:style>
    <style:style style:name="P11" style:family="paragraph" style:parent-style-name="Preformatted_20_Text">
      <style:paragraph-properties fo:margin-top="0cm" fo:margin-bottom="0cm"/>
    </style:style>
    <style:style style:name="P12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/>
      <style:text-properties fo:color="#000000"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margin-top="0cm" fo:margin-bottom="0cm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top="0cm" fo:margin-bottom="0cm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transparent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 fo:background-color="transparen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color="#333333" style:font-name="YS Text" fo:font-size="12pt" fo:letter-spacing="normal" fo:font-style="normal" fo:font-weight="bold" fo:background-color="transparent" style:font-size-asian="12pt" style:font-size-complex="12pt"/>
    </style:style>
    <style:style style:name="T9" style:family="text">
      <style:text-properties fo:font-variant="normal" fo:text-transform="none" fo:color="#333333" style:font-name="YS Text" fo:font-size="12pt" fo:letter-spacing="normal" fo:font-style="normal" fo:font-weight="normal" fo:background-color="transparent" style:font-size-asian="12pt" style:font-size-complex="12pt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fo:font-variant="normal" fo:text-transform="none" fo:color="#333333" fo:letter-spacing="normal" fo:font-style="normal" fo:font-weight="normal" fo:background-color="#ccffcc"/>
    </style:style>
    <style:style style:name="T12" style:family="text">
      <style:text-properties fo:font-variant="normal" fo:text-transform="none" fo:color="#333333" fo:letter-spacing="normal" fo:font-style="normal" fo:font-weight="bold"/>
    </style:style>
    <style:style style:name="T13" style:family="text">
      <style:text-properties fo:font-variant="normal" fo:text-transform="none" fo:color="#333333" fo:letter-spacing="normal" fo:font-style="normal" fo:font-weight="bold" fo:background-color="#ccffcc"/>
    </style:style>
    <style:style style:name="T14" style:family="text">
      <style:text-properties fo:font-variant="normal" fo:text-transform="none" fo:color="#333333" fo:letter-spacing="normal" fo:language="en" fo:country="US" fo:font-style="normal" fo:font-weight="normal"/>
    </style:style>
    <style:style style:name="T15" style:family="text">
      <style:text-properties fo:font-variant="normal" fo:text-transform="none" fo:color="#333333" fo:letter-spacing="normal" fo:language="ru" fo:country="RU" fo:font-style="normal" fo:font-weight="normal"/>
    </style:style>
    <style:style style:name="T16" style:family="text">
      <style:text-properties fo:font-variant="normal" fo:text-transform="none" fo:color="#333333" style:font-name="Times New Roman" fo:font-size="12pt" fo:letter-spacing="normal" fo:background-color="transparent" style:font-size-asian="12pt" style:font-size-complex="12pt"/>
    </style:style>
    <style:style style:name="T17" style:family="text">
      <style:text-properties fo:font-variant="normal" fo:text-transform="none" fo:color="#333333" style:font-name="Times New Roman" fo:font-size="12pt" fo:letter-spacing="normal" fo:font-style="normal" fo:font-weight="bold" fo:background-color="transparent" style:font-size-asian="12pt" style:font-size-complex="12pt"/>
    </style:style>
    <style:style style:name="T18" style:family="text">
      <style:text-properties fo:font-variant="normal" fo:text-transform="none" fo:color="#333333" style:font-name="Times New Roman" fo:font-size="12pt" fo:letter-spacing="normal" fo:font-style="normal" fo:font-weight="normal" fo:background-color="transparent" style:font-size-asian="12pt" style:font-size-complex="12pt"/>
    </style:style>
    <style:style style:name="T19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fo:background-color="transparent" style:font-size-asian="12pt" style:font-size-complex="12pt"/>
    </style:style>
    <style:style style:name="T20" style:family="text">
      <style:text-properties fo:font-variant="normal" fo:text-transform="none" fo:color="#333333" fo:font-size="12pt" fo:letter-spacing="normal" fo:font-style="normal" fo:font-weight="bold" fo:background-color="transparent" style:font-size-asian="12pt" style:font-size-complex="12pt"/>
    </style:style>
    <style:style style:name="T21" style:family="text">
      <style:text-properties fo:font-variant="normal" fo:text-transform="none" fo:color="#333333" fo:font-size="12pt" fo:letter-spacing="normal" fo:font-style="normal" fo:font-weight="normal" fo:background-color="transparent" style:font-size-asian="12pt" style:font-size-complex="12pt"/>
    </style:style>
    <style:style style:name="T22" style:family="text">
      <style:text-properties fo:font-variant="normal" fo:text-transform="none" fo:color="#333333" fo:font-size="12pt" fo:letter-spacing="normal" fo:background-color="transparent" style:font-size-asian="12pt" style:font-size-complex="12pt"/>
    </style:style>
    <style:style style:name="T23" style:family="text">
      <style:text-properties fo:font-variant="normal" fo:text-transform="none" fo:color="#1b1b1b" style:font-name="Inter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1b1b1b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1b1b1b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1b1b1b" fo:font-size="12pt" fo:font-style="normal" style:font-size-asian="12pt" style:font-size-complex="12pt"/>
    </style:style>
    <style:style style:name="T27" style:family="text">
      <style:text-properties fo:font-variant="normal" fo:text-transform="none" fo:color="#1b1b1b" style:font-name="Times New Roman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1b1b1b" style:font-name="Times New Roman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fo:color="#1b1b1b" style:font-name="Times New Roman" fo:font-size="12pt" fo:letter-spacing="normal" style:font-size-asian="12pt" style:font-size-complex="12pt"/>
    </style:style>
    <style:style style:name="T30" style:family="text">
      <style:text-properties fo:font-variant="normal" fo:text-transform="none" fo:color="#1b1b1b" style:font-name="Times New Roman" fo:font-size="12pt" fo:font-style="normal" style:font-size-asian="12pt" style:font-size-complex="12pt"/>
    </style:style>
    <style:style style:name="T31" style:family="text">
      <style:text-properties fo:font-variant="normal" fo:text-transform="none" fo:color="#1b1b1b" style:font-name="var font-code" fo:font-size="12pt" fo:font-style="normal" style:font-size-asian="12pt" style:font-size-complex="12pt"/>
    </style:style>
    <style:style style:name="T32" style:family="text">
      <style:text-properties fo:color="#000000"/>
    </style:style>
    <style:style style:name="T33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000000" style:font-name="Times New Roman" fo:font-size="12pt" fo:font-weight="normal" fo:background-color="#ccff66" style:font-size-asian="12pt" style:font-weight-asian="normal" style:font-size-complex="12pt" style:font-weight-complex="normal"/>
    </style:style>
    <style:style style:name="T35" style:family="text">
      <style:text-properties fo:background-color="#ccff66"/>
    </style:style>
    <style:style style:name="T36" style:family="text">
      <style:text-properties fo:background-color="#ccffc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background-color="#ccffcc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ize="12pt" style:font-size-asian="12pt" style:font-size-complex="12pt"/>
    </style:style>
    <style:style style:name="T42" style:family="text">
      <style:text-properties style:font-name="Times New Roman" fo:font-size="12pt" fo:font-weight="normal" fo:background-color="#ccff66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fo:background-color="#ccffcc" style:font-size-asian="12pt" style:font-size-complex="12pt"/>
    </style:style>
    <style:style style:name="T45" style:family="text">
      <style:text-properties style:font-name="Times New Roman" fo:font-size="12pt" fo:background-color="transparent" style:font-size-asian="12pt" style:font-size-complex="12pt"/>
    </style:style>
    <style:style style:name="T46" style:family="text">
      <style:text-properties style:font-name="Times New Roman" fo:font-size="12pt" fo:language="ru" fo:country="RU" style:font-size-asian="12pt" style:font-size-complex="12pt"/>
    </style:style>
    <style:style style:name="T47" style:family="text">
      <style:text-properties style:font-name="Times New Roman" fo:font-size="12pt" fo:background-color="#ccffff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Вопросы ?</text:h>
      <text:list xml:id="list6286014293082304434" text:style-name="L1">
        <text:list-item>
          <text:p text:style-name="P17">Какие кавычки можно использовать для создания строк в JS и в чём разница между <text:span text:style-name="T32">ними? </text:span></text:p>
        </text:list-item>
      </text:list>
      <text:p text:style-name="P18">Строки с двойными и одинарными кавычками ничем не отличаются между собой по функционалу. Разница между ними заключается только в том, что если строка содержит кавычки внутри себя, то необходимо использовать другие кавычки для окружения строки, чтобы избежать ошибок.</text:p>
      <text:p text:style-name="P2"><text:span text:style-name="T4">Строки с обратными кавычками имеют более широкий функционал. </text:span><text:span text:style-name="Source_20_Text"><text:span text:style-name="T4">Такие строки могут содержать так называемые </text:span></text:span><text:span text:style-name="Source_20_Text"><text:span text:style-name="Strong_20_Emphasis"><text:span text:style-name="T5">подстановки</text:span></text:span></text:span><text:span text:style-name="Source_20_Text"><text:span text:style-name="T4">, обозначаемые знаком доллара и фигурными скобками ${выражение}. Подстановки могут содержать любые произвольные выражения.</text:span></text:span></text:p>
      <text:p text:style-name="P2"><text:span text:style-name="Source_20_Text"><text:span text:style-name="T4">Выражение, расположенное в подстановке ${...} вычисляется, и его результат становится частью строки.</text:span></text:span></text:p>
      <text:p text:style-name="P20">Строки в обратных кавычках могут занимать более одной строки, сохраняя все пробельные символы.</text:p>
      <text:p text:style-name="P2"><text:span text:style-name="Source_20_Text"><text:span text:style-name="T4"/></text:span></text:p>
      <text:list xml:id="list20255979" text:continue-numbering="true" text:style-name="L1">
        <text:list-item>
          <text:p text:style-name="P17">Какими методами можно найти подстроку в строке? Приведите пример. </text:p>
        </text:list-item>
      </text:list>
      <text:p text:style-name="P19"/>
      <text:p text:style-name="P14"><text:span text:style-name="T35">Метод </text:span><text:span text:style-name="T35">indexOf()</text:span> возвращает индекс (позицию) в первое вхождение указанного текста в строку: </text:p>
      <text:p text:style-name="P14">'ITGirls'.indexof('T'); // 1</text:p>
      <text:p text:style-name="P14"/>
      <text:p text:style-name="P14">/* <text:span text:style-name="T36">Если таких символов в строке несколько,</text:span></text:p>
      <text:p text:style-name="P14"><text:span text:style-name="T36">метод вернёт индекс первого из них:</text:span> */</text:p>
      <text:p text:style-name="P14"/>
      <text:p text:style-name="P14">'ITGirls'.indexOf('I'); // 0</text:p>
      <text:p text:style-name="P14"/>
      <text:p text:style-name="P14">/* <text:span text:style-name="T36">Если символа в строке нет, indexOf вернёт -1:</text:span> */</text:p>
      <text:p text:style-name="P14"/>
      <text:p text:style-name="P14">'ITGirls'.indexOf('D'); // -1</text:p>
      <text:p text:style-name="P14"/>
      <text:p text:style-name="P14">/*<text:span text:style-name="T36"> indexOf чувствителен к регистру </text:span>*/</text:p>
      <text:p text:style-name="P14"/>
      <text:p text:style-name="P14">'ITGirls'.indexOf('I'); // 0</text:p>
      <text:p text:style-name="P14">'ITGirls'.indexOf('i'); // 3</text:p>
      <text:p text:style-name="P14"/>
      <text:p text:style-name="P3"><text:span text:style-name="T42">Метод </text:span><text:span text:style-name="Source_20_Text"><text:span text:style-name="T42">lastIndexOf()</text:span></text:span><text:span text:style-name="T43">возвращает индекс последнего вхождения указанного текста в строку:</text:span></text:p>
      <text:p text:style-name="P1"><text:span text:style-name="Source_20_Text"><text:span text:style-name="T33">'ITGirls ITGirls'.lastIndexOf('s'); // 14</text:span></text:span></text:p>
      <text:p text:style-name="Text_20_body"><text:span text:style-name="T33">Похожим образом работает </text:span><text:span text:style-name="T34">метод </text:span><text:span text:style-name="Source_20_Text"><text:span text:style-name="T34">search()</text:span></text:span><text:span text:style-name="T33">— он тоже ищет строки по заданному значению и возвращает позицию совпадения:</text:span></text:p>
      <text:p text:style-name="P14">const str = "Я живу в Москве";</text:p>
      <text:p text:style-name="P14">console.log(str.search("Москве")); // 9</text:p>
      <text:p text:style-name="P15"/>
      <text:list xml:id="list20251092" text:continue-numbering="true" text:style-name="L1">
        <text:list-item>
          <text:p text:style-name="P13"><text:span text:style-name="T41">Самостоятельно разберитесь, зачем нужен специальный символ </text:span><text:span text:style-name="Source_20_Text"><text:span text:style-name="T41">\n</text:span></text:span><text:span text:style-name="T41">? </text:span></text:p>
        </text:list-item>
      </text:list>
      <text:p text:style-name="P15"><text:span text:style-name="T36">Символ \n</text:span> используется для обозначения перевода строки в тексте. Он позволяет разделить текст на строки и улучшить его читаемость. <text:span text:style-name="T6">С </text:span><text:span text:style-name="T7">точки зрения компьютера — это один невидимый символ перевода строки.</text:span> </text:p>
      <text:list xml:id="list20273557" text:continue-numbering="true" text:style-name="L1">
        <text:list-item>
          <text:p text:style-name="P13"><text:span text:style-name="T41">Напишите код, который делает первый символ заглавным. Например, </text:span><text:span text:style-name="Source_20_Text"><text:span text:style-name="T41">"настя"</text:span></text:span><text:span text:style-name="T41"> ⇒ </text:span><text:span text:style-name="Source_20_Text"><text:span text:style-name="T41">"Настя"</text:span></text:span><text:span text:style-name="T41"> </text:span></text:p>
        </text:list-item>
      </text:list>
      <text:p text:style-name="P6"><text:soft-page-break/><text:span text:style-name="T36">let name</text:span> = "настя"; // обьявили переменную и записали имя</text:p>
      <text:p text:style-name="P4">const nameChange = (name) =&gt; name.charAt(0).toUpperCase() + name.slice(1);//</text:p>
      <text:p text:style-name="P5"><text:span text:style-name="T3">М</text:span><text:span text:style-name="T10">етод </text:span><text:span text:style-name="T12">charAt</text:span><text:span text:style-name="T10">() возвращает символ по заданному индексу внутри строки, индекс первого символа </text:span><text:span text:style-name="T14">(H)</text:span><text:span text:style-name="T10"> равен нулю.</text:span> Метод <text:span text:style-name="T12">toUpperCase</text:span>() <text:span text:style-name="T37">позволяет преобразовать строку в заглавные буквы (верхний регистр)</text:span>. <text:span text:style-name="T10">Метод </text:span><text:span text:style-name="T12">slice</text:span><text:span text:style-name="T10">() извлечёт часть строки и вернёт извлечённую часть в новой строке, вызов </text:span><text:span text:style-name="T12">slice</text:span><text:span text:style-name="T10">(1) извлечёт из последовательности элементы начиная со второго элемента. Он возвратил нам (астя)</text:span></text:p>
      <text:p text:style-name="P4">console.log(nameChange(name));//Настя</text:p>
      <text:p text:style-name="P4"/>
      <text:p text:style-name="P16"/>
      <text:list xml:id="list20248793" text:continue-numbering="true" text:style-name="L1">
        <text:list-item>
          <text:p text:style-name="P17">Какой из вариантов округления делает это по математическим правилам? </text:p>
        </text:list-item>
      </text:list>
      <text:p text:style-name="P16"><text:span text:style-name="T13">Math</text:span><text:span text:style-name="T11">.</text:span><text:span text:style-name="T13">round</text:span><text:span text:style-name="T10">. Округление до ближайшего целого: 3.1 становится 3, <text:s/>3.6 — 4.</text:span></text:p>
      <text:list xml:id="list20242851" text:continue-numbering="true" text:style-name="L1">
        <text:list-item>
          <text:p text:style-name="P17">Как сгенерировать случайное число от 1 до 100? </text:p>
        </text:list-item>
      </text:list>
      <text:p text:style-name="P16"><text:span text:style-name="T39">console.log</text:span><text:span text:style-name="T38">(Math.round(Math.random()*100)); //</text:span><text:span text:style-name="T12">Math</text:span><text:span text:style-name="T10">.</text:span><text:span text:style-name="T12">random</text:span><text:span text:style-name="T10">()</text:span><text:span text:style-name="T14">-</text:span><text:span text:style-name="T15">г</text:span><text:span text:style-name="T10">енерирует случайные числа. Ставим умножить на <text:s/>100, он будет генерировать все числа до 100. И пишем </text:span><text:span text:style-name="T14">Math.round, </text:span><text:span text:style-name="T15">чтобы округлить получченное число.</text:span></text:p>
      <text:list xml:id="list20243701" text:continue-numbering="true" text:style-name="L1">
        <text:list-item>
          <text:p text:style-name="P12">Что выведет в консоль? </text:p>
        </text:list-item>
      </text:list>
      <text:p text:style-name="Preformatted_20_Text"><text:span text:style-name="Source_20_Text"><text:span text:style-name="T41">const x="Солнце";</text:span></text:span></text:p>
      <text:p text:style-name="P8"/>
      <text:p text:style-name="P10"><text:span text:style-name="Source_20_Text"><text:span text:style-name="T41">console.log("The string length is " + x.length)// </text:span></text:span><text:span text:style-name="Source_20_Text"><text:span text:style-name="T44">The string length is 6</text:span></text:span></text:p>
      <text:p text:style-name="P10"><text:span text:style-name="Source_20_Text"><text:span text:style-name="T45">Переменная x содержит строку "Солнце". Для получения длины строки в JavaScript используется свойство length, которое возвращает количество символов в строке. </text:span></text:span></text:p>
      <text:p text:style-name="P10"><text:span text:style-name="Source_20_Text"><text:span text:style-name="T45"/></text:span></text:p>
      <text:p text:style-name="P10"><text:span text:style-name="Source_20_Text"><text:span text:style-name="T45">В данном коде свойство length применяется к переменной x с помощью оператора точки, и результат выводится в консоль с помощью функции console.log(). Результатом будет строка "The string length is 6", так как слово "Солнце" содержит 6 символов (включая пробелы и знаки препинания).</text:span></text:span></text:p>
      <text:p text:style-name="P1"><text:span text:style-name="Source_20_Text"><text:span text:style-name="T41"><text:s text:c="5"/></text:span></text:span><text:span text:style-name="T41">8. Каким будет результат в представленном ниже фрагменте кода? </text:span></text:p>
      <text:p text:style-name="Preformatted_20_Text"><text:span text:style-name="Source_20_Text"><text:span text:style-name="T41">const upperText="ВелоСипед";</text:span></text:span></text:p>
      <text:p text:style-name="P8"/>
      <text:p text:style-name="P1"><text:span text:style-name="Source_20_Text"><text:span text:style-name="T41">document.write(upperText.toUpperCase()) // <text:s/></text:span></text:span><text:span text:style-name="Source_20_Text"><text:span text:style-name="T44"><text:s/>ВЕЛОСИПЕД</text:span></text:span></text:p>
      <text:p text:style-name="P1"><text:span text:style-name="Source_20_Text"><text:span text:style-name="T46">К</text:span></text:span><text:span text:style-name="Source_20_Text"><text:span text:style-name="T41">онстанта upperText содержит строку "ВелоСипед" (с учетом регистра символов), и метод toUpperCase() применяется к этой строке, чтобы изменить ее на "ВЕЛОСИПЕД" - все символы преобразовываются в верхний регистр. Функция document.write() используется для вывода результата на веб-страницу, таким образом, результат будет выведен в месте HTML-кода.</text:span></text:span></text:p>
      <text:p text:style-name="P1"><text:span text:style-name="Source_20_Text"><text:span text:style-name="T41"><text:s text:c="5"/></text:span></text:span><text:span text:style-name="T41">9. Каким будет результат в приведенном ниже фрагменте кода? </text:span></text:p>
      <text:p text:style-name="Preformatted_20_Text"><text:span text:style-name="Source_20_Text"><text:span text:style-name="T41">let str = "розы такие розы";</text:span></text:span></text:p>
      <text:p text:style-name="P8"/>
      <text:p text:style-name="P1"><text:span text:style-name="Source_20_Text"><text:span text:style-name="T41">str.replace("розы","красивые")//</text:span></text:span><text:span text:style-name="Source_20_Text"><text:span text:style-name="T44">'красивые такие розы'</text:span></text:span></text:p>
      <text:p text:style-name="P11"><text:span text:style-name="Source_20_Text"><text:span text:style-name="T17">Метод replace </text:span></text:span><text:span text:style-name="Source_20_Text"><text:span text:style-name="T18">() ищет в строке заданную подстроку и заменяет ее другим значением: </text:span></text:span></text:p>
      <text:p text:style-name="P11"><text:span text:style-name="Source_20_Text"><text:span text:style-name="T18">let str = "JavaScript";</text:span></text:span></text:p>
      <text:p text:style-name="P11"><text:span text:style-name="Source_20_Text"><text:span text:style-name="T18">let newStr = str.replace("a", "b");</text:span></text:span></text:p>
      <text:p text:style-name="P11"><text:span text:style-name="Source_20_Text"><text:span text:style-name="T18">console.log(newStr); // "JbvaScript"</text:span></text:span></text:p>
      <text:p text:style-name="P11"><text:span text:style-name="Source_20_Text"><text:span text:style-name="T18">В результате в переменной </text:span></text:span><text:span text:style-name="Source_20_Text"><text:span text:style-name="T19">newStr</text:span></text:span><text:span text:style-name="Source_20_Text"><text:span text:style-name="T18"> будет строка "JbvaScript". </text:span></text:span><text:span text:style-name="Source_20_Text"><text:span text:style-name="T17">Метод replace </text:span></text:span><text:span text:style-name="Source_20_Text"><text:span text:style-name="T18">() не изменяет исходную строку. Он возвращает новую строку.</text:span></text:span><text:span text:style-name="Source_20_Text"><text:span text:style-name="T45"> </text:span></text:span></text:p>
      <text:p text:style-name="P1"><text:soft-page-break/><text:span text:style-name="Source_20_Text"><text:span text:style-name="T41"><text:s text:c="9"/></text:span></text:span><text:span text:style-name="T41">10. Что выведет в консоль? </text:span></text:p>
      <text:p text:style-name="Preformatted_20_Text"><text:span text:style-name="Source_20_Text"><text:span text:style-name="T41">const str = "abcdefghij";</text:span></text:span></text:p>
      <text:p text:style-name="P8"/>
      <text:p text:style-name="P1"><text:span text:style-name="Source_20_Text"><text:span text:style-name="T41">console.log("(2,3): " <text:s/>+ str.substr(2,3)); // </text:span></text:span><text:span text:style-name="Source_20_Text"><text:span text:style-name="T44">(2,3): cde</text:span></text:span></text:p>
      <text:p text:style-name="P10"><text:span text:style-name="Source_20_Text"><text:span text:style-name="T27">Метод </text:span></text:span><text:span text:style-name="Strong_20_Emphasis"><text:span text:style-name="T30">substr()</text:span></text:span><text:span text:style-name="Source_20_Text"><text:span text:style-name="T28"> </text:span></text:span><text:span text:style-name="Source_20_Text"><text:span text:style-name="T27">возвращает указанное количество символов из строки, начиная с указанной позиции</text:span></text:span><text:span text:style-name="Source_20_Text"><text:span text:style-name="T41">. В данном коде, начальная позиция равна 2, а длина подстроки равна 3. Таким образом, метод substr() вернет подстроку, начиная с символа второй позиции ("c") и длиной 3 символа, то есть подстроку "cde".</text:span></text:span></text:p>
      <text:p text:style-name="P10"><text:span text:style-name="Source_20_Text"><text:span text:style-name="T41">Функция console.log() выводит результат в консоль сообщением, в котором значение подстроки вставляется в строку с помощью оператора +.</text:span></text:span></text:p>
      <text:p text:style-name="P10"><text:span text:style-name="Source_20_Text"><text:span text:style-name="T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linkMacSystemFont" svg:font-family="BlinkMacSystemFont, apple-system, 'Segoe UI', Roboto, Helvetica, Arial, sans-serif"/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Verdana" svg:font-family="Verdana, sans-serif"/>
    <style:font-face style:name="YS Text" svg:font-family="'YS Text', Arial, Helvetica, 'Arial Unicode MS', sans-serif"/>
    <style:font-face style:name="var font-code" svg:font-family="'var font-cod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2T17:25:15</meta:creation-date>
    <dc:date>2023-04-19T00:01:13.66</dc:date>
    <meta:editing-duration>P1DT6H9M35S</meta:editing-duration>
    <meta:editing-cycles>7</meta:editing-cycles>
    <meta:generator>OpenOffice/4.1.13$Win32 OpenOffice.org_project/4113m1$Build-9810</meta:generator>
    <meta:document-statistic meta:table-count="0" meta:image-count="0" meta:object-count="0" meta:page-count="3" meta:paragraph-count="55" meta:word-count="666" meta:character-count="4924"/>
  </office:meta>
</office:document-meta>
</file>